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6.699cm" fo:padding-top="0.2cm" fo:padding-bottom="0.2cm" fo:padding-left="0.4cm" fo:padding-right="0.4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199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599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6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2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33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1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4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34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01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0.1cm" fo:padding-top="0.2cm" fo:padding-bottom="0.2cm" fo:padding-left="0.4cm" fo:padding-right="0.4cm" fo:wrap-option="wrap" draw:shadow="hidden"/>
    </style:style>
    <style:style style:name="gr2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1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notes">
      <style:graphic-properties draw:fill-color="#ffffff" draw:auto-grow-height="true" fo:min-height="12.79cm"/>
    </style:style>
    <style:style style:name="pr9" style:family="presentation" style:parent-style-name="По_20_подразбиране-outline1">
      <style:graphic-properties fo:min-height="14.825cm"/>
    </style:style>
    <style:style style:name="pr10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2" style:family="paragraph">
      <style:paragraph-properties fo:margin-left="0.948cm" fo:margin-right="0cm" fo:text-indent="-0.948cm"/>
    </style:style>
    <style:style style:name="P13" style:family="paragraph">
      <style:paragraph-properties fo:margin-left="0cm" fo:margin-right="0cm" fo:line-height="105%" fo:text-indent="0cm"/>
    </style:style>
    <style:style style:name="P14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0" style:family="paragraph">
      <style:paragraph-properties fo:margin-left="0cm" fo:margin-right="0cm" fo:text-indent="0cm"/>
      <style:text-properties fo:font-size="24pt"/>
    </style:style>
    <style:style style:name="P21" style:family="paragraph">
      <style:paragraph-properties fo:margin-left="0.948cm" fo:margin-right="0cm" fo:text-indent="-0.948cm"/>
      <style:text-properties fo:font-size="30pt" style:font-size-asian="30pt" style:font-size-complex="30pt"/>
    </style:style>
    <style:style style:name="P22" style:family="paragraph">
      <style:paragraph-properties fo:margin-left="0.948cm" fo:margin-right="0cm" fo:text-indent="-0.948cm"/>
      <style:text-properties fo:font-size="32pt" style:font-size-asian="32pt" style:font-size-complex="32pt"/>
    </style:style>
    <style:style style:name="P23" style:family="paragraph">
      <style:paragraph-properties fo:margin-left="0.948cm" fo:margin-right="0cm" fo:text-indent="-0.948cm"/>
      <style:text-properties fo:font-size="24pt" style:font-size-asian="24pt" style:font-size-complex="24pt"/>
    </style:style>
    <style:style style:name="P24" style:family="paragraph">
      <style:paragraph-properties fo:margin-left="0cm" fo:margin-right="0cm" fo:line-height="105%" fo:text-indent="0cm"/>
      <style:text-properties fo:font-size="18pt" style:font-size-asian="18pt" style:font-size-complex="18pt"/>
    </style:style>
    <style:style style:name="P25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6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7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30pt" fo:language="en" fo:country="GB" style:font-size-asian="30pt" style:font-size-complex="3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32pt" style:font-size-asian="32pt" style:font-size-complex="3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family="'Courier New'" style:font-family-generic="modern" style:font-pitch="fixed"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font-family="'Courier New'" style:font-family-generic="modern" style:font-pitch="fixed" fo:font-size="26pt" style:font-size-asian="26pt" style:font-size-complex="26pt"/>
    </style:style>
    <style:style style:name="T17" style:family="text">
      <style:text-properties style:text-position="super 58%" fo:font-size="30pt" style:font-size-asian="30pt" style:font-size-complex="3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4pt"/>
    </style:style>
    <style:style style:name="T22" style:family="text">
      <style:text-properties fo:font-family="'Courier New'" style:font-family-generic="modern" style:font-pitch="fixed"/>
    </style:style>
    <style:style style:name="T23" style:family="text">
      <style:text-properties fo:font-family="Arial" style:font-family-generic="swiss" style:font-pitch="variable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6pt" fo:language="en" fo:country="GB" style:font-size-asian="36pt" style:font-size-complex="36pt"/>
    </style:style>
    <style:style style:name="T26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custom-shape draw:style-name="gr1" draw:text-style-name="P4" draw:layer="layout" svg:width="9.565cm" svg:height="1.495cm" svg:x="1.305cm" svg:y="13.526cm">
          <text:p text:style-name="P3"><text:span text:style-name="T2">Krassimir Berov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7cm" svg:height="1.352cm" svg:x="4.2cm" svg:y="8.149cm">
          <draw:text-box>
            <text:p text:style-name="P5"><text:span text:style-name="T3">IO, Streams, Files and Directories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5">Input and output of scalar data</text:span></text:p>
              </text:list-item>
              <text:list-item>
                <text:p text:style-name="P9"><text:span text:style-name="T5">Filehandles</text:span></text:p>
              </text:list-item>
              <text:list-item>
                <text:p text:style-name="P9"><text:span text:style-name="T5">STDIN, STDOUT and STDERR</text:span></text:p>
              </text:list-item>
              <text:list-item>
                <text:p text:style-name="P9"><text:span text:style-name="T5">Input and output of complex data</text:span></text:p>
              </text:list-item>
              <text:list-item>
                <text:p text:style-name="P9"><text:span text:style-name="T5">Opening, closing, reading and writing files</text:span></text:p>
              </text:list-item>
              <text:list-item>
                <text:p text:style-name="P9"><text:span text:style-name="T5">File manipulations</text:span></text:p>
              </text:list-item>
              <text:list-item>
                <text:p text:style-name="P9"><text:span text:style-name="T5">Directory browsing and manipulations </text:span></text:p>
              </text:list-item>
              <text:list-item>
                <text:p text:style-name="P9"><text:span text:style-name="T5">File-test operators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-0.05cm" presentation:class="title">
          <draw:text-box>
            <text:p text:style-name="P7"><text:span text:style-name="T6">IO of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ine-input operator (Diamond Operator)<text:line-break/>&lt;&gt; == &lt;STDIN&gt;</text:p>
              </text:list-item>
              <text:list-item>
                <text:p text:style-name="P7">NOTE: tries first ARGV then STDIN</text:p>
              </text:list-item>
            </text:list>
          </draw:text-box>
        </draw:frame>
        <draw:custom-shape draw:style-name="gr5" draw:text-style-name="P14" draw:layer="layout" svg:width="21.603cm" svg:height="7.169cm" svg:x="1.701cm" svg:y="8.901cm">
          <text:p text:style-name="P13"><text:span text:style-name="T7">print 'Tell me something';</text:span></text:p>
          <text:p text:style-name="P13"><text:span text:style-name="T7">my $line_input = &lt;&gt;;</text:span></text:p>
          <text:p text:style-name="P13"><text:span text:style-name="T7">if ($line_input eq $/){</text:span></text:p>
          <text:p text:style-name="P13"><text:span text:style-name="T7"><text:s text:c="4"/></text:span><text:span text:style-name="T7">print 'You just pressed "Enter"'</text:span></text:p>
          <text:p text:style-name="P13"><text:span text:style-name="T7">}else {</text:span></text:p>
          <text:p text:style-name="P13"><text:span text:style-name="T7"><text:s text:c="4"/></text:span><text:span text:style-name="T7">chomp $line_input;</text:span></text:p>
          <text:p text:style-name="P13"><text:span text:style-name="T7"><text:s text:c="4"/></text:span><text:span text:style-name="T7">print 'You wrote:"' .$line_input </text:span></text:p>
          <text:p text:style-name="P13"><text:span text:style-name="T7"><text:s text:c="8"/></text:span><text:span text:style-name="T7">.'" and pressed "Enter".';</text:span></text:p>
          <text:p text:style-name="P13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ine-input operator<text:line-break/>&lt;&gt; == &lt;STDIN&gt;<text:span text:style-name="T8">1</text:span></text:p>
              </text:list-item>
              <text:list-item>
                <text:p text:style-name="P7">print, printf, sprintf, say<text:span text:style-name="T9">2</text:span></text:p>
              </text:list-item>
            </text:list>
          </draw:text-box>
        </draw:frame>
        <draw:custom-shape draw:style-name="gr7" draw:text-style-name="P14" draw:layer="layout" svg:width="21.603cm" svg:height="6.413cm" svg:x="1.701cm" svg:y="8.901cm">
          <text:p text:style-name="P13"><text:span text:style-name="T7">$SIG{'INT'} = sub {print 'Oh you tried to kill me. '};</text:span></text:p>
          <text:p text:style-name="P13"><text:span text:style-name="T7"/></text:p>
          <text:p text:style-name="P13"><text:span text:style-name="T7">print 'Go on, enter something';</text:span></text:p>
          <text:p text:style-name="P13"><text:span text:style-name="T7">while (my $line_input = &lt;STDIN&gt;){</text:span></text:p>
          <text:p text:style-name="P13"><text:span text:style-name="T7"><text:s text:c="4"/></text:span><text:span text:style-name="T7">chomp $line_input;</text:span></text:p>
          <text:p text:style-name="P13"><text:span text:style-name="T7"><text:s text:c="4"/></text:span><text:span text:style-name="T7">print 'You wrote:"' .$line_input </text:span></text:p>
          <text:p text:style-name="P13"><text:span text:style-name="T7"><text:s text:c="8"/></text:span><text:span text:style-name="T7">.'" and pressed "Enter".';</text:span></text:p>
          <text:p text:style-name="P13"><text:span text:style-name="T7">}</text:span></text:p>
          <draw:enhanced-geometry svg:viewBox="0 0 21600 21600" draw:type="rectangle" draw:enhanced-path="M 0 0 L 21600 0 21600 21600 0 21600 0 0 Z N"/>
        </draw:custom-shape>
        <draw:frame draw:style-name="gr8" draw:layer="layout" svg:width="1.539cm" svg:height="1.195cm" svg:x="23.501cm" svg:y="2.401cm">
          <draw:text-box>
            <text:p text:style-name="P7">(2)</text:p>
          </draw:text-box>
        </draw:frame>
        <draw:frame draw:style-name="gr8" draw:text-style-name="P15" draw:layer="layout" svg:width="6.877cm" svg:height="1.054cm" svg:x="1.5cm" svg:y="17.5cm">
          <draw:text-box>
            <text:p text:style-name="P7"><text:span text:style-name="T10">1. ...well, actually first ARGV is consulted</text:span></text:p>
            <text:p text:style-name="P7"><text:span text:style-name="T10">2. Appeared in Perl 5.10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rint, printf, sprintf, say</text:p>
              </text:list-item>
            </text:list>
          </draw:text-box>
        </draw:frame>
        <draw:custom-shape draw:style-name="gr9" draw:text-style-name="P17" draw:layer="layout" svg:width="21.603cm" svg:height="11.76cm" svg:x="1.701cm" svg:y="5.401cm">
          <text:p text:style-name="P13"><text:span text:style-name="T11">#line_input2.pl</text:span></text:p>
          <text:p text:style-name="P13"><text:span text:style-name="T11">$SIG{'INT'} = sub {print 'Oh you tried to kill me. '};</text:span></text:p>
          <text:p text:style-name="P13"><text:span text:style-name="T11"/></text:p>
          <text:p text:style-name="P13"><text:span text:style-name="T11">print 'Go on, enter something';</text:span></text:p>
          <text:p text:style-name="P13"><text:span text:style-name="T11">while (my $input = &lt;STDIN&gt;){</text:span></text:p>
          <text:p text:style-name="P13"><text:span text:style-name="T11"><text:s text:c="4"/></text:span><text:span text:style-name="T11">chomp $input;</text:span></text:p>
          <text:p text:style-name="P13"><text:span text:style-name="T11"><text:s text:c="4"/></text:span><text:span text:style-name="T11">print 'Go on, enter something' and next unless $input;</text:span></text:p>
          <text:p text:style-name="P13"><text:span text:style-name="T11"><text:s text:c="4"/></text:span><text:span text:style-name="T11">printf( 'You wrote:"%s" and pressed "Enter"'.$/, $input);</text:span></text:p>
          <text:p text:style-name="P13"><text:span text:style-name="T11"><text:s text:c="4"/></text:span><text:span text:style-name="T11">if($input =~ /\d+/){</text:span></text:p>
          <text:p text:style-name="P13"><text:span text:style-name="T11"><text:s text:c="8"/></text:span><text:span text:style-name="T11">$input =~ s/[^\d]+//g;</text:span></text:p>
          <text:p text:style-name="P13"><text:span text:style-name="T11"><text:s text:c="8"/></text:span><text:span text:style-name="T11">print sprintf('%d looks like number.', $input);</text:span></text:p>
          <text:p text:style-name="P13"><text:span text:style-name="T11"><text:s text:c="8"/></text:span><text:span text:style-name="T11">print 'Enter some string';</text:span></text:p>
          <text:p text:style-name="P13"><text:span text:style-name="T11"><text:s text:c="4"/></text:span><text:span text:style-name="T11">}else {</text:span></text:p>
          <text:p text:style-name="P13"><text:span text:style-name="T11"><text:s text:c="8"/></text:span><text:span text:style-name="T11">printf $/</text:span></text:p>
          <text:p text:style-name="P13"><text:span text:style-name="T11"><text:s text:c="12"/></text:span><text:span text:style-name="T11">.'"%s",Goood. now enter some number:', $input;</text:span></text:p>
          <text:p text:style-name="P13"><text:span text:style-name="T11"><text:s text:c="4"/></text:span><text:span text:style-name="T11">} </text:span></text:p>
          <text:p text:style-name="P13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539cm" svg:height="1.195cm" svg:x="23.502cm" svg:y="2.402cm">
          <draw:text-box>
            <text:p text:style-name="P7">(3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5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5.218cm" svg:x="0.9cm" svg:y="3.522cm" presentation:class="outline" presentation:user-transformed="true">
          <draw:text-box>
            <text:list text:style-name="L4">
              <text:list-item>
                <text:p text:style-name="P7">print FILEHANDLE LIST<text:line-break/>print LIST<text:line-break/>print</text:p>
                <text:list>
                  <text:list-item>
                    <text:p text:style-name="P7"><text:span text:style-name="T12">Prints a string or a list of strings</text:span></text:p>
                  </text:list-item>
                  <text:list-item>
                    <text:p text:style-name="P7"><text:span text:style-name="T12">Returns true if successful</text:span></text:p>
                  </text:list-item>
                  <text:list-item>
                    <text:p text:style-name="P7"><text:span text:style-name="T12">FILEHANDLE may be a scalar variable name</text:span></text:p>
                  </text:list-item>
                  <text:list-item>
                    <text:p text:style-name="P7"><text:span text:style-name="T12">If LIST is also omitted, prints $_ to the currently selected output channel</text:span></text:p>
                  </text:list-item>
                  <text:list-item>
                    <text:p text:style-name="P7"><text:span text:style-name="T12">To set the default output channel to something other than STDOUT use the </text:span><text:span text:style-name="T13">select</text:span><text:span text:style-name="T12"> operation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6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printf FORMAT, LIST</text:p>
                <text:list>
                  <text:list-item>
                    <text:p text:style-name="P7"><text:span text:style-name="T12">Returns a string formatted <text:s/>as described in FORMAT</text:span></text:p>
                  </text:list-item>
                  <text:list-item>
                    <text:p text:style-name="P7"><text:span text:style-name="T12">You can also use an explicit format parameter index, such as 1$, 2$.</text:span><text:span text:style-name="T12"><text:line-break/></text:span><text:span text:style-name="T12"/></text:p>
                  </text:list-item>
                  <text:list-item>
                    <text:p text:style-name="P7"><text:span text:style-name="T12">Perl does its own sprintf formatting</text:span></text:p>
                  </text:list-item>
                  <text:list-item>
                    <text:p text:style-name="P7"><text:span text:style-name="T12">it emulates the C function sprintf, but it doesn't use it </text:span></text:p>
                  </text:list-item>
                  <text:list-item>
                    <text:p text:style-name="P7"><text:span text:style-name="T12">Exception: standart formatters for floating-point number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21.308cm" svg:height="1.121cm" svg:x="2.046cm" svg:y="10.4cm">
          <text:p text:style-name="P13"><text:span text:style-name="T7">print sprintf("%2$02d.%1$02d",45,12); #12.45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7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printf FORMAT, LIST</text:p>
                <text:list>
                  <text:list-item>
                    <text:p text:style-name="P7"><text:span text:style-name="T14">permits the following universally-known conversions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  </text:list-item>
                  <text:list-item>
                    <text:p text:style-name="P7"><text:span text:style-name="T14">See perlfunc/sprintf for more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1.954cm" svg:height="8.681cm" svg:x="1.723cm" svg:y="7.5cm">
          <text:p text:style-name="P13"><text:span text:style-name="T7">%% <text:s text:c="2"/>a percent sign</text:span></text:p>
          <text:p text:style-name="P13"><text:span text:style-name="T7">%c <text:s text:c="2"/>a character with the given number</text:span></text:p>
          <text:p text:style-name="P13"><text:span text:style-name="T7">%s <text:s text:c="2"/>a string</text:span></text:p>
          <text:p text:style-name="P13"><text:span text:style-name="T7">%d <text:s text:c="2"/>a signed integer, in decimal</text:span></text:p>
          <text:p text:style-name="P13"><text:span text:style-name="T7">%u <text:s text:c="2"/>an unsigned integer, in decimal</text:span></text:p>
          <text:p text:style-name="P13"><text:span text:style-name="T7">%o <text:s text:c="2"/>an unsigned integer, in octal</text:span></text:p>
          <text:p text:style-name="P13"><text:span text:style-name="T7">%x <text:s text:c="2"/>an unsigned integer, in hexadecimal</text:span></text:p>
          <text:p text:style-name="P13"><text:span text:style-name="T7">%e <text:s text:c="2"/>a floating-point number, in scientific notation</text:span></text:p>
          <text:p text:style-name="P13"><text:span text:style-name="T7">%f <text:s text:c="2"/>a floating-point number, in fixed decimal notation</text:span></text:p>
          <text:p text:style-name="P13"><text:span text:style-name="T7">%g <text:s text:c="2"/>a floating-point number, in %e or %f notation</text:span></text:p>
          <draw:enhanced-geometry svg:viewBox="0 0 21600 21600" draw:type="rectangle" draw:enhanced-path="M 0 0 L 21600 0 21600 21600 0 21600 0 0 Z N"/>
        </draw:custom-shape>
        <draw:frame draw:style-name="gr8" draw:layer="layout" svg:width="1.539cm" svg:height="1.195cm" svg:x="23.502cm" svg:y="2.402cm">
          <draw:text-box>
            <text:p text:style-name="P7">(2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8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rintf FILEHANDLE FORMAT, LIST<text:line-break/>printf FORMAT, LIST</text:p>
                <text:list>
                  <text:list-item>
                    <text:p text:style-name="P7"><text:span text:style-name="T15">Equivalent to </text:span><text:span text:style-name="T15"><text:line-break/></text:span><text:span text:style-name="T16">print FILEHANDLE sprintf(FORMAT, LIST)</text:span><text:span text:style-name="T15">, </text:span><text:span text:style-name="T15"><text:line-break/></text:span><text:span text:style-name="T15">except that $\</text:span><text:span text:style-name="T17">1</text:span><text:span text:style-name="T15"> is not appended</text:span><text:span text:style-name="T12"> </text:span></text:p>
                  </text:list-item>
                  <text:list-item>
                    <text:p text:style-name="P7">DO NOT use a printf when a simple print would do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5.129cm" svg:height="0.645cm" svg:x="1.5cm" svg:y="17.501cm">
          <draw:text-box>
            <text:p text:style-name="P7"><text:span text:style-name="T10">1. the output record separator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9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>
          <draw:text-box>
            <text:p text:style-name="P7"><text:span text:style-name="T6">IO and scalar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ay FILEHANDLE LIST<text:line-break/>say LIST<text:line-break/>say</text:p>
              </text:list-item>
              <text:list-item>
                <text:p text:style-name="P7">Perl 5.10.0</text:p>
              </text:list-item>
              <text:list-item>
                <text:p text:style-name="P7">Implicitly appends a newline. </text:p>
              </text:list-item>
              <text:list-item>
                <text:p text:style-name="P7">say LIST == { local $\ = "\n"; print LIST } </text:p>
              </text:list-item>
              <text:list-item>
                <text:p text:style-name="P7">not enabled by default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0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Filehandles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What is a Filehandle?</text:p>
                <text:list>
                  <text:list-item>
                    <text:p text:style-name="P7">The name of a <text:span text:style-name="T18">connection</text:span> between a perl program and the outside world</text:p>
                  </text:list-item>
                  <text:list-item>
                    <text:p text:style-name="P7">Filehandles are named like other Perl identifiers</text:p>
                  </text:list-item>
                  <text:list-item>
                    <text:p text:style-name="P7">Filehandles do not have a sigil.</text:p>
                  </text:list-item>
                  <text:list-item>
                    <text:p text:style-name="P7">use all uppercase letters in the name of your filehandle to avoid collisions with future reserved words</text:p>
                  </text:list-item>
                  <text:list-item>
                    <text:p text:style-name="P7">or use Indirect Filehandles (SCALARS)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Filehandles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There are SIX special filehandles</text:p>
                <text:list>
                  <text:list-item>
                    <text:p text:style-name="P7">STDIN, STDOUT, STDERR, DATA, ARGV, and ARGVOUT</text:p>
                  </text:list-item>
                  <text:list-item>
                    <text:p text:style-name="P7">DO NOT use these names for your own filehandles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1.308cm" svg:height="5.599cm" svg:x="2.046cm" svg:y="10.801cm">
          <text:p text:style-name="P13"><text:span text:style-name="T7">perl -e'$\=$/; \</text:span></text:p>
          <text:p text:style-name="P13"><text:span text:style-name="T7">print shift @ARGV while @ARGV' arg1 arg2 arg3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2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TDIN – <text:span text:style-name="T18">standard input stream</text:span></text:p>
                <text:list>
                  <text:list-item>
                    <text:p text:style-name="P7">The connection between your program and its input</text:p>
                  </text:list-item>
                  <text:list-item>
                    <text:p text:style-name="P7">Generally the keyboard</text:p>
                  </text:list-item>
                  <text:list-item>
                    <text:p text:style-name="P7">May also be a file or the output of another program trough a pipe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1.308cm" svg:height="5.657cm" svg:x="2.046cm" svg:y="12.402cm">
          <text:p text:style-name="P13"><text:span text:style-name="T7">perl -e'print while &lt;&gt;'</text:span></text:p>
          <text:p text:style-name="P13"><text:span text:style-name="T7">perl -e'print while &lt;&gt;' |ls #unix</text:span></text:p>
          <text:p text:style-name="P13"><text:span text:style-name="T7">perl -e"print while &lt;&gt;" |dir #windows</text:span></text:p>
          <text:p text:style-name="P13"><text:span text:style-name="T7"/></text:p>
          <text:p text:style-name="P13"><text:span text:style-name="T7">perl -e'print while &lt;&gt;' &lt;somefile</text:span></text:p>
          <text:p text:style-name="P13"><text:span text:style-name="T7">perl -e'print while &lt;STDIN&gt;'</text:span></text:p>
          <text:p text:style-name="P13"><text:span text:style-name="T7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TDOUT – <text:span text:style-name="T18">standard output stream</text:span></text:p>
                <text:list>
                  <text:list-item>
                    <text:p text:style-name="P7">The screen by default</text:p>
                  </text:list-item>
                  <text:list-item>
                    <text:p text:style-name="P7">Can be redirected to a file or another program</text:p>
                  </text:list-item>
                </text:list>
              </text:list-item>
            </text:list>
          </draw:text-box>
        </draw:frame>
        <draw:custom-shape draw:style-name="gr12" draw:text-style-name="P14" draw:layer="layout" svg:width="21.308cm" svg:height="2.633cm" svg:x="2.046cm" svg:y="10.5cm">
          <text:p text:style-name="P13"><text:span text:style-name="T7">perl -e'print STDOUT while &lt;STDIN&gt;'</text:span></text:p>
          <text:p text:style-name="P13"><text:span text:style-name="T7">perl -e'print while &lt;&gt;'</text:span></text:p>
          <text:p text:style-name="P13"><text:span text:style-name="T7"/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4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8">STDERR – standard error stream</text:p>
                <text:list>
                  <text:list-item>
                    <text:p text:style-name="P7">The screen by default</text:p>
                  </text:list-item>
                  <text:list-item>
                    <text:p text:style-name="P7">Can be redirected to a file or another program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5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5">STDIN, STDOUT and STDERR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8">Example:</text:p>
              </text:list-item>
            </text:list>
          </draw:text-box>
        </draw:frame>
        <draw:custom-shape draw:style-name="gr13" draw:text-style-name="P17" draw:layer="layout" svg:width="21.308cm" svg:height="13.1cm" svg:x="2.046cm" svg:y="5cm">
          <text:p text:style-name="P13"><text:span text:style-name="T11">$SIG{'INT'} = sub {warn 'Oh you tried to kill me. '};</text:span></text:p>
          <text:p text:style-name="P13"><text:span text:style-name="T11">print STDERR 'Go on, enter something';</text:span></text:p>
          <text:p text:style-name="P13"><text:span text:style-name="T11">while (my $input = &lt;STDIN&gt;){</text:span></text:p>
          <text:p text:style-name="P13"><text:span text:style-name="T11"><text:s text:c="4"/></text:span><text:span text:style-name="T11">chomp $input;</text:span></text:p>
          <text:p text:style-name="P13"><text:span text:style-name="T11"><text:s text:c="4"/></text:span><text:span text:style-name="T11">print STDERR 'Go on, enter something' and next unless $input;</text:span></text:p>
          <text:p text:style-name="P13"><text:span text:style-name="T11"><text:s text:c="4"/></text:span><text:span text:style-name="T11">printf STDOUT ( 'You wrote:"%s" and pressed "Enter"'.$/, $input);</text:span></text:p>
          <text:p text:style-name="P13"><text:span text:style-name="T11"><text:s text:c="4"/></text:span><text:span text:style-name="T11">if($input =~ /\d+/){</text:span></text:p>
          <text:p text:style-name="P13"><text:span text:style-name="T11"><text:s text:c="8"/></text:span><text:span text:style-name="T11">$input =~ s/[^\d]+//g;</text:span></text:p>
          <text:p text:style-name="P13"><text:span text:style-name="T11"><text:s text:c="8"/></text:span><text:span text:style-name="T11">print STDOUT sprintf('%d looks like number.', $input);</text:span></text:p>
          <text:p text:style-name="P13"><text:span text:style-name="T11"><text:s text:c="8"/></text:span><text:span text:style-name="T11">print STDERR 'Enter some string';</text:span></text:p>
          <text:p text:style-name="P13"><text:span text:style-name="T11"><text:s text:c="4"/></text:span><text:span text:style-name="T11">}else {</text:span></text:p>
          <text:p text:style-name="P13"><text:span text:style-name="T11"><text:s text:c="8"/></text:span><text:span text:style-name="T11">printf STDOUT $/</text:span></text:p>
          <text:p text:style-name="P13"><text:span text:style-name="T11"><text:s text:c="12"/></text:span><text:span text:style-name="T11">.'"%s",Goood.', $input;</text:span></text:p>
          <text:p text:style-name="P13"><text:span text:style-name="T11"><text:s text:c="8"/></text:span><text:span text:style-name="T11">print STDERR 'Now enter some number:'</text:span></text:p>
          <text:p text:style-name="P13"><text:span text:style-name="T11"><text:s text:c="4"/></text:span><text:span text:style-name="T11">} </text:span></text:p>
          <text:p text:style-name="P13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6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-0.05cm" presentation:class="title" presentation:user-transformed="true">
          <draw:text-box>
            <text:p text:style-name="P7"><text:span text:style-name="T6">IO of complex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arsing arguments to your program</text:p>
                <text:list>
                  <text:list-item>
                    <text:p text:style-name="P7">ARGV – filehandle</text:p>
                    <text:list>
                      <text:list-item>
                        <text:p text:style-name="P7"><text:span text:style-name="T19">iterates over command-line filenames in @ARGV</text:span></text:p>
                      </text:list-item>
                      <text:list-item>
                        <text:p text:style-name="P7"><text:span text:style-name="T19">Usually written as the null filehandle in the diamond operator &lt;&gt;</text:span></text:p>
                      </text:list-item>
                    </text:list>
                  </text:list-item>
                  <text:list-item>
                    <text:p text:style-name="P7"><text:span text:style-name="T15">$ARGV - contains the name of the current file when reading from &lt;&gt;</text:span></text:p>
                  </text:list-item>
                  <text:list-item>
                    <text:p text:style-name="P7"><text:span text:style-name="T15">@ARGV command-line arguments intended for the script</text:span></text:p>
                  </text:list-item>
                  <text:list-item>
                    <text:p text:style-name="P7"><text:span text:style-name="T15">use Getopt::Long;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<text:span text:style-name="T6">IO of complex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arsing arguments</text:p>
                <text:list>
                  <text:list-item>
                    <text:p text:style-name="P7">Example: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21.308cm" svg:height="6.4cm" svg:x="2.046cm" svg:y="7cm">
          <text:p text:style-name="P13"><text:span text:style-name="T11">#sum.pl</text:span></text:p>
          <text:p text:style-name="P13"><text:span text:style-name="T11">my $sum = 0;</text:span></text:p>
          <text:p text:style-name="P13"><text:span text:style-name="T11">for(@ARGV){</text:span></text:p>
          <text:p text:style-name="P13"><text:span text:style-name="T11"><text:s text:c="4"/></text:span><text:span text:style-name="T11">s/[\D]+//g; #sanitize input</text:span></text:p>
          <text:p text:style-name="P13"><text:span text:style-name="T11"><text:s text:c="4"/></text:span><text:span text:style-name="T11">$_ ||= 0; <text:s text:c="2"/>#be sure we have a number</text:span></text:p>
          <text:p text:style-name="P13"><text:span text:style-name="T11"><text:tab/></text:span><text:span text:style-name="T11">print 'adding '. $_ . ' to ' . $sum if $sum;</text:span></text:p>
          <text:p text:style-name="P13"><text:span text:style-name="T11"><text:s text:c="4"/></text:span><text:span text:style-name="T11">$sum += $_;</text:span></text:p>
          <text:p text:style-name="P13"><text:span text:style-name="T11"><text:s text:c="4"/></text:span><text:span text:style-name="T11">print 'Result: ' . $sum;</text:span></text:p>
          <text:p text:style-name="P13"><text:span text:style-name="T1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IO of complex data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arsing arguments (Advanced)</text:p>
                <text:list>
                  <text:list-item>
                    <text:p text:style-name="P7">Getopt::Long - Extended processing of command line options</text:p>
                    <text:list>
                      <text:list-item>
                        <text:p text:style-name="P7"><text:span text:style-name="T19">parses the options from the global array @ARGV</text:span></text:p>
                      </text:list-item>
                      <text:list-item>
                        <text:p text:style-name="P7"><text:span text:style-name="T19">can be used to parse options from an arbitrary string</text:span></text:p>
                      </text:list-item>
                      <text:list-item>
                        <text:p text:style-name="P7"><text:span text:style-name="T19">thread safe when using ithreads as of Perl 5.8</text:span></text:p>
                      </text:list-item>
                      <text:list-item>
                        <text:p text:style-name="P7"><text:span text:style-name="T19">encourages the use of Pod::Usage to produce help messages</text:span></text:p>
                      </text:list-item>
                      <text:list-item>
                        <text:p text:style-name="P7"><text:span text:style-name="T19">can be used in an object oriented wa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1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6">IO of complex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arsing arguments (Advanced)</text:p>
                <text:list>
                  <text:list-item>
                    <text:p text:style-name="P7">Example:</text:p>
                  </text:list-item>
                </text:list>
              </text:list-item>
            </text:list>
          </draw:text-box>
        </draw:frame>
        <draw:custom-shape draw:style-name="gr15" draw:text-style-name="P14" draw:layer="layout" svg:width="21.308cm" svg:height="10.949cm" svg:x="2.046cm" svg:y="7cm">
          <text:p text:style-name="P13"><text:span text:style-name="T7">#calc.pl</text:span></text:p>
          <text:p text:style-name="P13"><text:span text:style-name="T7">use Getopt::Long;</text:span></text:p>
          <text:p text:style-name="P13"><text:span text:style-name="T7">use Pod::Usage;</text:span></text:p>
          <text:p text:style-name="P13"><text:span text:style-name="T7">use Data::Dumper;</text:span></text:p>
          <text:p text:style-name="P13"><text:span text:style-name="T7">our %opts;</text:span></text:p>
          <text:p text:style-name="P13"><text:span text:style-name="T7">GetOptions (\%opts, </text:span></text:p>
          <text:p text:style-name="P13"><text:span text:style-name="T7"><text:s text:c="12"/></text:span><text:span text:style-name="T7">'action|do=s',</text:span></text:p>
          <text:p text:style-name="P13"><text:span text:style-name="T7"><text:s text:c="12"/></text:span><text:span text:style-name="T7">'params|p=s@',</text:span></text:p>
          <text:p text:style-name="P13"><text:span text:style-name="T7"><text:s text:c="12"/></text:span><text:span text:style-name="T7">'verbose',</text:span></text:p>
          <text:p text:style-name="P13"><text:span text:style-name="T7"><text:s text:c="12"/></text:span><text:span text:style-name="T7">'help|?' </text:span></text:p>
          <text:p text:style-name="P13"><text:span text:style-name="T7"><text:s text:c="11"/></text:span><text:span text:style-name="T7">);</text:span></text:p>
          <text:p text:style-name="P13"><text:span text:style-name="T7"/></text:p>
          <text:p text:style-name="P13"><text:span text:style-name="T7">print Dumper(\%opts) if $opts{verbose};</text:span></text:p>
          <text:p text:style-name="P13"><text:span text:style-name="T7">#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0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6">IO of complex data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Parsing arguments (Advanced)</text:p>
                <text:list>
                  <text:list-item>
                    <text:p text:style-name="P7">Example:</text:p>
                  </text:list-item>
                </text:list>
              </text:list-item>
            </text:list>
          </draw:text-box>
        </draw:frame>
        <draw:custom-shape draw:style-name="gr16" draw:text-style-name="P14" draw:layer="layout" svg:width="21.308cm" svg:height="10.193cm" svg:x="2.046cm" svg:y="7cm">
          <text:p text:style-name="P13"><text:span text:style-name="T7">#calc.pl continued</text:span></text:p>
          <text:p text:style-name="P13"><text:span text:style-name="T7">pod2usage(2) if $opts{help};</text:span></text:p>
          <text:p text:style-name="P13"><text:span text:style-name="T7"/></text:p>
          <text:p text:style-name="P13"><text:span text:style-name="T7">if($opts{action} eq 'sum') {</text:span></text:p>
          <text:p text:style-name="P13"><text:span text:style-name="T7"><text:s text:c="4"/></text:span><text:span text:style-name="T7">sum()</text:span></text:p>
          <text:p text:style-name="P13"><text:span text:style-name="T7">}</text:span></text:p>
          <text:p text:style-name="P13"><text:span text:style-name="T7">elsif ($opts{action} eq 'subtract') {</text:span></text:p>
          <text:p text:style-name="P13"><text:span text:style-name="T7"><text:s text:c="4"/></text:span><text:span text:style-name="T7">subtract(); <text:s text:c="3"/></text:span></text:p>
          <text:p text:style-name="P13"><text:span text:style-name="T7">}</text:span></text:p>
          <text:p text:style-name="P13"><text:span text:style-name="T7">else {</text:span></text:p>
          <text:p text:style-name="P13"><text:span text:style-name="T7"><text:s text:c="4"/></text:span><text:span text:style-name="T7">print 'The action ' . $opts{action} </text:span></text:p>
          <text:p text:style-name="P13"><text:span text:style-name="T7"><text:s text:c="4"/></text:span><text:span text:style-name="T7">.' is not implemented.';</text:span></text:p>
          <text:p text:style-name="P13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539cm" svg:height="1.195cm" svg:x="23.503cm" svg:y="2.403cm">
          <draw:text-box>
            <text:p text:style-name="P7">(2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1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 presentation:user-transformed="true">
          <draw:text-box>
            <text:p text:style-name="P7"><text:span text:style-name="T20">Opening, closing, reading and writing file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 FILEHANDLE,EXPR<text:line-break/>open FILEHANDLE,MODE,EXPR</text:p>
                <text:list>
                  <text:list-item>
                    <text:p text:style-name="P7"><text:span text:style-name="T12">Opens the file whose filename is given by EXPR, and associates it with FILEHANDLE.</text:span></text:p>
                  </text:list-item>
                  <text:list-item>
                    <text:p text:style-name="P7"><text:span text:style-name="T12">See also: sysopen, POSIX::open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21.308cm" svg:height="4.901cm" svg:x="2.046cm" svg:y="10.7cm">
          <text:p text:style-name="P13"><text:span text:style-name="T7">open(FILE,'&lt;','/etc/sudoers') </text:span></text:p>
          <text:p text:style-name="P13"><text:span text:style-name="T7"><text:s text:c="4"/></text:span><text:span text:style-name="T7">or die 'Can\'t open sudoers for reading. '.$!;</text:span></text:p>
          <text:p text:style-name="P13"><text:span text:style-name="T7">open(FILE,'&gt;','/etc/sudoers') </text:span></text:p>
          <text:p text:style-name="P13"><text:span text:style-name="T7"><text:s text:c="4"/></text:span><text:span text:style-name="T7">or die 'Can\'t open sudoers for wriring. '.$!;</text:span></text:p>
          <text:p text:style-name="P13"><text:span text:style-name="T7">open(FILE,'&gt;&gt;','/etc/sudoers') </text:span></text:p>
          <text:p text:style-name="P13"><text:span text:style-name="T7"><text:s text:c="4"/></text:span><text:span text:style-name="T7">or die 'Can\'t open sudoers for appending. '.$!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2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-0.05cm" presentation:class="title" presentation:user-transformed="true">
          <draw:text-box>
            <text:p text:style-name="P7"><text:span text:style-name="T20">Opening, closing, reading and writing file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close FILEHANDLE<text:line-break/>close</text:p>
                <text:list>
                  <text:list-item>
                    <text:p text:style-name="P7"><text:span text:style-name="T12">Closes the file or pipe associated with the file handle, </text:span></text:p>
                  </text:list-item>
                  <text:list-item>
                    <text:p text:style-name="P7"><text:span text:style-name="T12">flushes the IO buffers, </text:span></text:p>
                  </text:list-item>
                  <text:list-item>
                    <text:p text:style-name="P7"><text:span text:style-name="T12">closes the system file descriptor. </text:span></text:p>
                  </text:list-item>
                  <text:list-item>
                    <text:p text:style-name="P7"><text:span text:style-name="T12">Returns true on success and if no error was reported by any PerlIO layer. </text:span></text:p>
                  </text:list-item>
                  <text:list-item>
                    <text:p text:style-name="P7"><text:span text:style-name="T12">Closes the currently selected filehandle if the argument is omitted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3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 presentation:user-transformed="true">
          <draw:text-box>
            <text:p text:style-name="P7"><text:span text:style-name="T20">Opening, closing, reading and writing file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ading and writing</text:p>
              </text:list-item>
            </text:list>
          </draw:text-box>
        </draw:frame>
        <draw:custom-shape draw:style-name="gr18" draw:text-style-name="P14" draw:layer="layout" svg:width="21.308cm" svg:height="9.437cm" svg:x="2.046cm" svg:y="7cm">
          <text:p text:style-name="P13"><text:span text:style-name="T7">my $FH;</text:span></text:p>
          <text:p text:style-name="P13"><text:span text:style-name="T7">my $file = 'test.txt';</text:span></text:p>
          <text:p text:style-name="P13"><text:span text:style-name="T7">if (open($FH,'&lt;', $file) ) {</text:span></text:p>
          <text:p text:style-name="P13"><text:span text:style-name="T7"><text:s text:c="4"/></text:span><text:span text:style-name="T7">local $/; <text:s text:c="3"/># slurp mode</text:span></text:p>
          <text:p text:style-name="P13"><text:span text:style-name="T7"><text:s text:c="4"/></text:span><text:span text:style-name="T7">my $text = &lt;$FH&gt;;</text:span></text:p>
          <text:p text:style-name="P13"><text:span text:style-name="T7"><text:s text:c="4"/></text:span><text:span text:style-name="T7">print "Content of $file:\n$text";</text:span></text:p>
          <text:p text:style-name="P13"><text:span text:style-name="T7">}</text:span></text:p>
          <text:p text:style-name="P13"><text:span text:style-name="T7">else {</text:span></text:p>
          <text:p text:style-name="P13"><text:span text:style-name="T7"><text:s text:c="4"/></text:span><text:span text:style-name="T7">open($FH,'&gt;', $file);#create it</text:span></text:p>
          <text:p text:style-name="P13"><text:span text:style-name="T7"><text:s text:c="4"/></text:span><text:span text:style-name="T7">print $FH 'Hello!';</text:span></text:p>
          <text:p text:style-name="P13"><text:span text:style-name="T7">}</text:span></text:p>
          <text:p text:style-name="P13"><text:span text:style-name="T7">close $FH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4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 presentation:user-transformed="true">
          <draw:text-box>
            <text:p text:style-name="P7"><text:span text:style-name="T20">Opening, closing, reading and writing file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ading and writing</text:p>
              </text:list-item>
            </text:list>
          </draw:text-box>
        </draw:frame>
        <draw:custom-shape draw:style-name="gr19" draw:text-style-name="P14" draw:layer="layout" svg:width="21.308cm" svg:height="10.193cm" svg:x="2.046cm" svg:y="7cm">
          <text:p text:style-name="P13"><text:span text:style-name="T7">my $FH;</text:span></text:p>
          <text:p text:style-name="P13"><text:span text:style-name="T7">my $file = 'test.txt';</text:span></text:p>
          <text:p text:style-name="P13"><text:span text:style-name="T7">if (open($FH,'&lt;', $file) ) {</text:span></text:p>
          <text:p text:style-name="P13"><text:span text:style-name="T7"><text:s text:c="4"/></text:span><text:span text:style-name="T7">my @lines = &lt;$FH&gt;;</text:span></text:p>
          <text:p text:style-name="P13"><text:span text:style-name="T7"><text:s text:c="4"/></text:span><text:span text:style-name="T7">print "Content of $file:\n";</text:span></text:p>
          <text:p text:style-name="P13"><text:span text:style-name="T7"><text:s text:c="4"/></text:span><text:span text:style-name="T7">print $_ foreach (@lines);</text:span></text:p>
          <text:p text:style-name="P13"><text:span text:style-name="T7">}</text:span></text:p>
          <text:p text:style-name="P13"><text:span text:style-name="T7">else {</text:span></text:p>
          <text:p text:style-name="P13"><text:span text:style-name="T7"><text:s text:c="4"/></text:span><text:span text:style-name="T7">print 'Creating '. $file.$/;</text:span></text:p>
          <text:p text:style-name="P13"><text:span text:style-name="T7"><text:s text:c="4"/></text:span><text:span text:style-name="T7">open($FH,'&gt;', $file);</text:span></text:p>
          <text:p text:style-name="P13"><text:span text:style-name="T7"><text:s text:c="4"/></text:span><text:span text:style-name="T7">print $FH $_.':Hello!'.$/ for (1..4);</text:span></text:p>
          <text:p text:style-name="P13"><text:span text:style-name="T7">}</text:span></text:p>
          <text:p text:style-name="P13"><text:span text:style-name="T7">close $FH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1.539cm" svg:height="1.195cm" svg:x="23.504cm" svg:y="2.404cm">
          <draw:text-box>
            <text:p text:style-name="P7">(2)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5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 presentation:user-transformed="true">
          <draw:text-box>
            <text:p text:style-name="P7"><text:span text:style-name="T20">Opening, closing, reading and writing file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ading and writing – OO way</text:p>
              </text:list-item>
            </text:list>
          </draw:text-box>
        </draw:frame>
        <draw:custom-shape draw:style-name="gr20" draw:text-style-name="P14" draw:layer="layout" svg:width="21.308cm" svg:height="8.41cm" svg:x="2.046cm" svg:y="7cm">
          <text:p text:style-name="P13"><text:span text:style-name="T7">use IO::File;</text:span></text:p>
          <text:p text:style-name="P13"><text:span text:style-name="T7">my $file = 'test.txt';</text:span></text:p>
          <text:p text:style-name="P13"><text:span text:style-name="T7">my $fh = IO::File-&gt;new("&lt; $file");</text:span></text:p>
          <text:p text:style-name="P13"><text:span text:style-name="T7">my @lines;</text:span></text:p>
          <text:p text:style-name="P13"><text:span text:style-name="T7">$fh-&gt;binmode;#see binmode in perlfunc</text:span></text:p>
          <text:p text:style-name="P13"><text:span text:style-name="T7">@lines = $fh-&gt;getlines;</text:span></text:p>
          <text:p text:style-name="P13"><text:span text:style-name="T7">print "Content of $file:\n";</text:span></text:p>
          <text:p text:style-name="P13"><text:span text:style-name="T7">print $_ foreach (@lines);</text:span></text:p>
          <text:p text:style-name="P13"><text:span text:style-name="T7">$fh-&gt;clos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1.539cm" svg:height="1.195cm" svg:x="23.504cm" svg:y="2.404cm">
          <draw:text-box>
            <text:p text:style-name="P7"><text:span text:style-name="T21">(3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6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 presentation:user-transformed="true">
          <draw:text-box>
            <text:p text:style-name="P7">File manipulations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unlink</text:p>
              </text:list-item>
              <text:list-item>
                <text:p text:style-name="P7">rename</text:p>
              </text:list-item>
              <text:list-item>
                <text:p text:style-name="P7">move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7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-0.05cm" presentation:class="title" presentation:user-transformed="true">
          <draw:text-box>
            <text:p text:style-name="P7"><text:span text:style-name="T6">File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unlink LIST<text:line-break/>unlink</text:p>
                <text:list>
                  <text:list-item>
                    <text:p text:style-name="P7">Deletes a list of files. <text:line-break/>Returns the number of files successfully deleted.</text:p>
                  </text:list-item>
                </text:list>
              </text:list-item>
            </text:list>
          </draw:text-box>
        </draw:frame>
        <draw:custom-shape draw:style-name="gr21" draw:text-style-name="P14" draw:layer="layout" svg:width="21.308cm" svg:height="1.4cm" svg:x="2.046cm" svg:y="10.6cm">
          <text:p text:style-name="P13"><text:span text:style-name="T7">unlink qw /test.txt errors.txt file.txt/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2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 presentation:user-transformed="true">
          <draw:text-box>
            <text:p text:style-name="P7"><text:span text:style-name="T6">File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name OLDNAME,NEWNAME</text:p>
                <text:list>
                  <text:list-item>
                    <text:p text:style-name="P7"><text:span text:style-name="T12">Changes the name of a file; </text:span><text:span text:style-name="T12"><text:line-break/></text:span><text:span text:style-name="T12">an existing file NEWNAME will be clobbered. </text:span><text:span text:style-name="T12"><text:line-break/></text:span><text:span text:style-name="T12">Returns true for success, false otherwise.</text:span></text:p>
                  </text:list-item>
                  <text:list-item>
                    <text:p text:style-name="P7"><text:span text:style-name="T12">can be used as </text:span><text:span text:style-name="T13">move</text:span><text:span text:style-name="T12"> implementation</text:span></text:p>
                  </text:list-item>
                  <text:list-item>
                    <text:p text:style-name="P7"><text:span text:style-name="T12">See also </text:span>F<text:span text:style-name="T12">ile::Copy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29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1" draw:layer="layout" svg:width="17.599cm" svg:height="3.023cm" svg:x="7.099cm" svg:y="0cm" presentation:class="title" presentation:user-transformed="true">
          <draw:text-box>
            <text:p text:style-name="P7"><text:span text:style-name="T6">File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move</text:p>
                <text:list>
                  <text:list-item>
                    <text:p text:style-name="P7">File::Copy</text:p>
                    <text:list>
                      <text:list-item>
                        <text:p text:style-name="P7">provides two basic functions, <text:span text:style-name="T22">copy</text:span> <text:s/>and <text:span text:style-name="T22">move</text:span></text:p>
                      </text:list-item>
                      <text:list-item>
                        <text:p text:style-name="P7"><text:span text:style-name="T23">See perldoc File::Copy</text:span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4" draw:layer="layout" svg:width="21.308cm" svg:height="2cm" svg:x="2.046cm" svg:y="11cm">
          <text:p text:style-name="P13"><text:span text:style-name="T7">use File::Copy "cp";#alias for 'copy'</text:span></text:p>
          <text:p text:style-name="P13"><text:span text:style-name="T7">cp("file.txt","file2.txt") or die "Copy failed: $!"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0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-0.05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dir/closedir</text:p>
              </text:list-item>
              <text:list-item>
                <text:p text:style-name="P7">readdir/rewinddir</text:p>
              </text:list-item>
              <text:list-item>
                <text:p text:style-name="P7">mkdir/rmdir</text:p>
              </text:list-item>
              <text:list-item>
                <text:p text:style-name="P7">IO::Dir</text:p>
              </text:list-item>
              <text:list-item>
                <text:p text:style-name="P7">File::Path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1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dir DIRHANDLE,EXPR</text:p>
                <text:list>
                  <text:list-item>
                    <text:p text:style-name="P7"><text:span text:style-name="T14">Opens a directory named EXPR for processing by readdir, telldir, seekdir, rewinddir, and closedir. </text:span></text:p>
                  </text:list-item>
                  <text:list-item>
                    <text:p text:style-name="P7"><text:span text:style-name="T14">Returns true if successful.</text:span></text:p>
                  </text:list-item>
                  <text:list-item>
                    <text:p text:style-name="P7"><text:span text:style-name="T14">NOTE: DIRHANDLEs have their own namespace separate from FILEHANDLEs</text:span></text:p>
                  </text:list-item>
                </text:list>
              </text:list-item>
              <text:list-item>
                <text:p text:style-name="P7">closedir</text:p>
                <text:list>
                  <text:list-item>
                    <text:p text:style-name="P7"><text:span text:style-name="T14">Closes a directory opened by opendir and returns the success of that system cal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2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pendir DIRHANDLE,EXPR</text:p>
                <text:list>
                  <text:list-item>
                    <text:p text:style-name="P7"><text:span text:style-name="T14">Opens a directory named EXPR for processing by readdir, telldir, seekdir, rewinddir, and closedir. </text:span></text:p>
                  </text:list-item>
                  <text:list-item>
                    <text:p text:style-name="P7"><text:span text:style-name="T14">Returns true if successful.</text:span></text:p>
                  </text:list-item>
                  <text:list-item>
                    <text:p text:style-name="P7"><text:span text:style-name="T14">NOTE: DIRHANDLEs have their own namespace separate from FILEHANDLEs</text:span></text:p>
                  </text:list-item>
                </text:list>
              </text:list-item>
              <text:list-item>
                <text:p text:style-name="P7">closedir</text:p>
                <text:list>
                  <text:list-item>
                    <text:p text:style-name="P7"><text:span text:style-name="T14">Closes a directory opened by opendir and returns the success of that system cal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6" draw:layer="layout" svg:width="14.208cm" svg:height="10.655cm" svg:x="2.756cm" svg:y="2.134cm" draw:page-number="33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addir DIRHANDLE</text:p>
                <text:list>
                  <text:list-item>
                    <text:p text:style-name="P7"><text:span text:style-name="T14">Returns the next directory entry for a directory opened by opendir. </text:span></text:p>
                  </text:list-item>
                  <text:list-item>
                    <text:p text:style-name="P7"><text:span text:style-name="T14">In list context, returns all the rest of the entries in the directory. </text:span></text:p>
                  </text:list-item>
                  <text:list-item>
                    <text:p text:style-name="P7"><text:span text:style-name="T14">If there are no more entries, returns an undefined value in scalar context or a null list in list context.</text:span></text:p>
                  </text:list-item>
                </text:list>
              </text:list-item>
              <text:list-item>
                <text:p text:style-name="P7">rewinddir DIRHANDLE</text:p>
                <text:list>
                  <text:list-item>
                    <text:p text:style-name="P7"><text:span text:style-name="T14">Sets the current position to the beginning of the directory for the readdir routine on DIRHANDLE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4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19" draw:layer="layout" svg:width="17.599cm" svg:height="3.023cm" svg:x="7.099cm" svg:y="0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2">mkdir FILENAME,MASK</text:span><text:span text:style-name="T12"><text:line-break/></text:span><text:span text:style-name="T12">mkdir FILENAME</text:span><text:span text:style-name="T12"><text:line-break/></text:span><text:span text:style-name="T12">mkdir</text:span></text:p>
                <text:list>
                  <text:list-item>
                    <text:p text:style-name="P7"><text:span text:style-name="T14">Creates the directory specified by FILENAME, with permissions specified by MASK </text:span><text:span text:style-name="T14"><text:line-break/></text:span><text:span text:style-name="T14">(as modified by umask).</text:span></text:p>
                  </text:list-item>
                  <text:list-item>
                    <text:p text:style-name="P7"><text:span text:style-name="T14">On success returns true, otherwise returns false and sets $! (errno). </text:span></text:p>
                  </text:list-item>
                  <text:list-item>
                    <text:p text:style-name="P7"><text:span text:style-name="T14">If omitted, MASK defaults to 0777. </text:span></text:p>
                  </text:list-item>
                  <text:list-item>
                    <text:p text:style-name="P7"><text:span text:style-name="T14">If omitted, FILENAME defaults to $_.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5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mdir FILENAME<text:line-break/>rmdir </text:p>
                <text:list>
                  <text:list-item>
                    <text:p text:style-name="P7">Deletes the directory specified by FILENAME if that directory is empty.</text:p>
                  </text:list-item>
                  <text:list-item>
                    <text:p text:style-name="P7">On success returns true, otherwise returns false and sets $! (errno). </text:p>
                  </text:list-item>
                  <text:list-item>
                    <text:p text:style-name="P7">If FILENAME is omitted, uses $_.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6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File::Path and IO::Dir</text:p>
                <text:list>
                  <text:list-item>
                    <text:p text:style-name="P7">File::Path – Create or remove directory trees</text:p>
                    <text:list>
                      <text:list-item>
                        <text:p text:style-name="P7">provides <text:span text:style-name="T22">mkpath</text:span> and <text:span text:style-name="T22">rmtree</text:span> to create, or remove, respectively whole directory paths</text:p>
                      </text:list-item>
                    </text:list>
                  </text:list-item>
                  <text:list-item>
                    <text:p text:style-name="P7">IO::Dir – supply object methods for directory handles</text:p>
                    <text:list>
                      <text:list-item>
                        <text:p text:style-name="P7">just wrappers around perl's built in directory reading rout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7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20">Directory browsing </text:span><text:span text:style-name="T20"><text:line-break/></text:span><text:span text:style-name="T20">and manipulations</text:span></text:p>
          </draw:text-box>
        </draw:frame>
        <draw:frame presentation:style-name="pr6" draw:text-style-name="P1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</text:p>
              </text:list-item>
            </text:list>
          </draw:text-box>
        </draw:frame>
        <draw:custom-shape draw:style-name="gr10" draw:text-style-name="P14" draw:layer="layout" svg:width="21.308cm" svg:height="1.121cm" svg:x="2.046cm" svg:y="7cm">
          <text:p text:style-name="P13"><text:span text:style-name="T7">#see 06_io/directories.p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38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File-tests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2">-X FILEHANDLE </text:span><text:span text:style-name="T12"><text:line-break/></text:span><text:span text:style-name="T12">-X EXPR</text:span><text:span text:style-name="T12"><text:line-break/></text:span><text:span text:style-name="T12">-X DIRHANDLE</text:span><text:span text:style-name="T12"><text:line-break/></text:span><text:span text:style-name="T12">-X </text:span></text:p>
                <text:list>
                  <text:list-item>
                    <text:p text:style-name="P7"><text:span text:style-name="T19">A file test, where X is one of the letters listed below.</text:span></text:p>
                  </text:list-item>
                  <text:list-item>
                    <text:p text:style-name="P7"><text:span text:style-name="T19">tests the associated file to see if something is true about it</text:span></text:p>
                  </text:list-item>
                  <text:list-item>
                    <text:p text:style-name="P7"><text:span text:style-name="T19">If the argument is omitted, tests $_, except for -t, which tests STDIN</text:span></text:p>
                  </text:list-item>
                  <text:list-item>
                    <text:p text:style-name="P7"><text:span text:style-name="T19">returns 1 for true and '' for false, or the undefined value if the file doesn't exist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39" presentation:class="page"/>
          <draw:frame presentation:style-name="pr7" draw:text-style-name="P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File-tests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2">-X can be any of:</text:span></text:p>
              </text:list-item>
            </text:list>
          </draw:text-box>
        </draw:frame>
        <draw:custom-shape draw:style-name="gr22" draw:text-style-name="P14" draw:layer="layout" svg:width="21.308cm" svg:height="10.5cm" svg:x="2.046cm" svg:y="5.5cm">
          <text:p text:style-name="P13"><text:span text:style-name="T7">-r <text:s/>File is readable by effective uid/gid.</text:span></text:p>
          <text:p text:style-name="P13"><text:span text:style-name="T7">-w <text:s/>File is writable by effective uid/gid.</text:span></text:p>
          <text:p text:style-name="P13"><text:span text:style-name="T7">-x <text:s/>File is executable by effective uid/gid.</text:span></text:p>
          <text:p text:style-name="P13"><text:span text:style-name="T7">-o <text:s/>File is owned by effective uid.</text:span></text:p>
          <text:p text:style-name="P13"><text:span text:style-name="T7"/></text:p>
          <text:p text:style-name="P13"><text:span text:style-name="T7">-R <text:s/>File is readable by real uid/gid.</text:span></text:p>
          <text:p text:style-name="P13"><text:span text:style-name="T7">-W <text:s/>File is writable by real uid/gid.</text:span></text:p>
          <text:p text:style-name="P13"><text:span text:style-name="T7">-X <text:s/>File is executable by real uid/gid.</text:span></text:p>
          <text:p text:style-name="P13"><text:span text:style-name="T7">-O <text:s/>File is owned by real uid.</text:span></text:p>
          <text:p text:style-name="P13"><text:span text:style-name="T7"/></text:p>
          <text:p text:style-name="P13"><text:span text:style-name="T7">-e <text:s/>File exists.</text:span></text:p>
          <text:p text:style-name="P13"><text:span text:style-name="T7">-z <text:s/>File has zero size (is empty).</text:span></text:p>
          <text:p text:style-name="P13"><text:span text:style-name="T7">-s <text:s/>File has nonzero size (returns size in bytes)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4.208cm" svg:height="10.655cm" svg:x="2.756cm" svg:y="2.134cm" draw:page-number="40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File-tests</text:p>
          </draw:text-box>
        </draw:frame>
        <draw:frame presentation:style-name="pr6" draw:text-style-name="P2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2">-X can be any of:</text:span></text:p>
              </text:list-item>
            </text:list>
          </draw:text-box>
        </draw:frame>
        <draw:custom-shape draw:style-name="gr22" draw:text-style-name="P17" draw:layer="layout" svg:width="21.308cm" svg:height="13.77cm" svg:x="2.046cm" svg:y="4.7cm">
          <text:p text:style-name="P13"><text:span text:style-name="T11">-f <text:s/>File is a plain file.</text:span></text:p>
          <text:p text:style-name="P13"><text:span text:style-name="T11">-d <text:s/>File is a directory.</text:span></text:p>
          <text:p text:style-name="P13"><text:span text:style-name="T11">-l <text:s/>File is a symbolic link.</text:span></text:p>
          <text:p text:style-name="P13"><text:span text:style-name="T11">-p <text:s/>File is a named pipe (FIFO), or Filehandle is a pipe.</text:span></text:p>
          <text:p text:style-name="P13"><text:span text:style-name="T11">-S <text:s/>File is a socket.</text:span></text:p>
          <text:p text:style-name="P13"><text:span text:style-name="T11">-b <text:s/>File is a block special file.</text:span></text:p>
          <text:p text:style-name="P13"><text:span text:style-name="T11">-c <text:s/>File is a character special file.</text:span></text:p>
          <text:p text:style-name="P13"><text:span text:style-name="T11">-t <text:s/>Filehandle is opened to a tty.</text:span></text:p>
          <text:p text:style-name="P13"><text:span text:style-name="T11"/></text:p>
          <text:p text:style-name="P13"><text:span text:style-name="T11">-u <text:s/>File has setuid bit set.</text:span></text:p>
          <text:p text:style-name="P13"><text:span text:style-name="T11">-g <text:s/>File has setgid bit set.</text:span></text:p>
          <text:p text:style-name="P13"><text:span text:style-name="T11">-k <text:s/>File has sticky bit set.</text:span></text:p>
          <text:p text:style-name="P13"><text:span text:style-name="T11"/></text:p>
          <text:p text:style-name="P13"><text:span text:style-name="T11">-T <text:s/>File is an ASCII text file (heuristic guess).</text:span></text:p>
          <text:p text:style-name="P13"><text:span text:style-name="T11">-B <text:s/>File is a "binary" file (opposite of -T).</text:span></text:p>
          <text:p text:style-name="P13"><text:span text:style-name="T11"/></text:p>
          <text:p text:style-name="P13"><text:span text:style-name="T11">-M <text:s/>Script start time minus file modification time, in days.</text:span></text:p>
          <text:p text:style-name="P13"><text:span text:style-name="T11">-A <text:s/>Same for access time.</text:span></text:p>
          <text:p text:style-name="P13"><text:span text:style-name="T11">-C <text:s/>Same for inode change time (Unix, may differ for other platfor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1.539cm" svg:height="1.195cm" svg:x="23.505cm" svg:y="2.405cm">
          <draw:text-box>
            <text:p text:style-name="P7"><text:span text:style-name="T21">(2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1" presentation:class="page"/>
          <draw:frame presentation:style-name="pr7" draw:text-style-name="P16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PerlIO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24">The notion of “text” changed during last years</text:span></text:p>
                <text:list>
                  <text:list-item>
                    <text:p text:style-name="P7"><text:span text:style-name="T24">1 byte is not always 1 character</text:span></text:p>
                  </text:list-item>
                </text:list>
              </text:list-item>
              <text:list-item>
                <text:p text:style-name="P7"><text:span text:style-name="T24">PerlIO is in the CORE</text:span></text:p>
              </text:list-item>
              <text:list-item>
                <text:p text:style-name="P7"><text:span text:style-name="T24">On the fly Charset convertion</text:span></text:p>
                <text:list>
                  <text:list-item>
                    <text:p text:style-name="P7"><text:span text:style-name="T24">transparent</text:span></text:p>
                  </text:list-item>
                  <text:list-item>
                    <text:p text:style-name="P7"><text:span text:style-name="T24">efficient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2" presentation:class="page"/>
          <draw:frame presentation:style-name="pr8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PerlIO</text:p>
          </draw:text-box>
        </draw:frame>
        <draw:frame presentation:style-name="pr9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9">See: perluniintro, perlunifaq, perlunicode, <text:s/>perlunitut</text:span></text:p>
              </text:list-item>
            </text:list>
          </draw:text-box>
        </draw:frame>
        <draw:custom-shape draw:style-name="gr23" draw:text-style-name="P14" draw:layer="layout" svg:width="21cm" svg:height="12.5cm" svg:x="2cm" svg:y="5.5cm">
          <text:p text:style-name="P24"><text:span text:style-name="T7">use utf8;#comment this line</text:span></text:p>
          <text:p text:style-name="P24"><text:span text:style-name="T7">if ($^O =~/win32/i) {</text:span></text:p>
          <text:p text:style-name="P24"><text:span text:style-name="T7"><text:s text:c="4"/></text:span><text:span text:style-name="T7">require Win32::Locale;</text:span></text:p>
          <text:p text:style-name="P24"><text:span text:style-name="T7"><text:s text:c="4"/></text:span><text:span text:style-name="T7">binmode(STDOUT, ":encoding(cp866)")</text:span></text:p>
          <text:p text:style-name="P24"><text:span text:style-name="T7"><text:s text:c="8"/></text:span><text:span text:style-name="T7">if(Win32::Locale::get_language() eq 'bg')</text:span></text:p>
          <text:p text:style-name="P24"><text:span text:style-name="T7">}</text:span></text:p>
          <text:p text:style-name="P24"><text:span text:style-name="T7">else{#assume some unix</text:span></text:p>
          <text:p text:style-name="P24"><text:span text:style-name="T7"><text:s text:c="4"/></text:span><text:span text:style-name="T7">binmode(STDOUT, ':utf8') if $ENV{LANG} =~/UTF-8/;</text:span></text:p>
          <text:p text:style-name="P24"><text:span text:style-name="T7">}</text:span></text:p>
          <text:p text:style-name="P24"><text:span text:style-name="T7">my ($малки, $големи) = ("BOB\n", "боб$/");</text:span></text:p>
          <text:p text:style-name="P24"><text:span text:style-name="T7">print lc $малки, uc($големи) ;</text:span></text:p>
          <text:p text:style-name="P24"><text:span text:style-name="T7">print chomp($малки, $големи) ;</text:span></text:p>
          <text:p text:style-name="P24"><text:span text:style-name="T7">print length $малки,'|',length $големи ;</text:span></text:p>
          <text:p text:style-name="P24"><text:span text:style-name="T7">print $малки, $големи 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1.539cm" svg:height="1.195cm" svg:x="23.506cm" svg:y="2.406cm">
          <draw:text-box>
            <text:p text:style-name="P7"><text:span text:style-name="T21">(2)</text:span></text:p>
          </draw:text-box>
        </draw:frame>
        <presentation:notes draw:style-name="dp3" presentation:use-footer-name="ftr1">
          <draw:page-thumbnail draw:style-name="gr6" draw:layer="layout" svg:width="14.208cm" svg:height="10.655cm" svg:x="2.756cm" svg:y="2.134cm" draw:page-number="43" presentation:class="page"/>
          <draw:frame presentation:style-name="pr8" draw:text-style-name="P16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По_20_подразбиране" presentation:presentation-page-layout-name="AL2T1">
        <draw:frame presentation:style-name="pr3" draw:text-style-name="P25" draw:layer="layout" svg:width="17.603cm" svg:height="2.891cm" svg:x="7.099cm" svg:y="0.015cm" presentation:class="title" presentation:user-transformed="true">
          <draw:text-box>
            <text:p text:style-name="P8"><text:span text:style-name="T25">IO, Streams, </text:span><text:span text:style-name="T25"><text:line-break/></text:span><text:span text:style-name="T25">Files and Directories</text:span></text:p>
          </draw:text-box>
        </draw:frame>
        <draw:frame presentation:style-name="pr10" draw:text-style-name="P27" draw:layer="layout" svg:width="12.801cm" svg:height="3.405cm" svg:x="6.499cm" svg:y="7.523cm" presentation:class="outline" presentation:user-transformed="true">
          <draw:text-box>
            <text:p text:style-name="P26"><text:span text:style-name="T26">Questions?</text:span></text:p>
          </draw:text-box>
        </draw:frame>
        <presentation:notes draw:style-name="dp5">
          <draw:page-thumbnail draw:layer="layout" svg:width="14.213cm" svg:height="10.659cm" svg:x="2.756cm" svg:y="2.134cm" draw:page-number="44"/>
          <draw:frame presentation:style-name="pr2" draw:text-style-name="P7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2-03T03:52:43</meta:creation-date>
    <dc:creator>Berov </dc:creator>
    <dc:date>2012-09-26T22:20:34</dc:date>
    <meta:editing-cycles>113</meta:editing-cycles>
    <meta:editing-duration>P1DT2H47M59S</meta:editing-duration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